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8_13-22-42_000.jpg</text:p>
          </table:table-cell>
          <table:table-cell table:style-name="ce20" office:value-type="string">
            <text:p>:m 食べた物　間食 / お菓子</text:p>
          </table:table-cell>
          <table:table-cell table:style-name="ce3" table:number-columns-repeated="2"/>
          <table:table-cell table:style-name="ce3" office:value-type="string">
            <text:p>N-35-35-28.546142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8_13-25-52_000.jpg</text:p>
          </table:table-cell>
          <table:table-cell table:style-name="ce20" office:value-type="string">
            <text:p>:m 食べた物　間食 / お菓子</text:p>
          </table:table-cell>
          <table:table-cell table:style-name="ce3" table:number-columns-repeated="2"/>
          <table:table-cell table:style-name="ce3" office:value-type="string">
            <text:p>N-35-35-28.62854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8_14-33-52_000.jpg</text:p>
          </table:table-cell>
          <table:table-cell table:style-name="ce20" office:value-type="string">
            <text:p>:m 食べた物　間食 / お菓子</text:p>
          </table:table-cell>
          <table:table-cell table:style-name="ce32"/>
          <table:table-cell table:style-name="ce3"/>
          <table:table-cell table:style-name="ce3" office:value-type="string">
            <text:p>N-35-35-28.559875 E-139-34-49.379882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8_15-26-50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8_18-16-58_000.jpg</text:p>
          </table:table-cell>
          <table:table-cell table:style-name="ce16" office:value-type="string">
            <text:p>:m RES 1-3*3 / free# JVEMV6 37#23_9 / 37. miscs of miscs / 23. CO2 / スギ１本CO2吸収；自家用車CO2排出</text:p>
          </table:table-cell>
          <table:table-cell table:style-name="ce24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8_19-11-23_000.jpg</text:p>
          </table:table-cell>
          <table:table-cell table:style-name="ce16" office:value-type="string">
            <text:p>:m 記録 / 身体 / 全身像 / 顔 / 様子 / 楽器演奏中</text:p>
          </table:table-cell>
          <table:table-cell table:style-name="ce14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8_19-12-54_000.jpg</text:p>
          </table:table-cell>
          <table:table-cell table:style-name="ce16" office:value-type="string">
            <text:p>:m music / log / fl / || s.1:f-N,k.Fm,notes=F-G♭-G, R=1,R=2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8_20-39-37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587341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9_04-08-1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 office:value-type="string">
            <text:p>N-35-35-28.518676 E-139-34-49.489746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9_04-08-2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18676 E-139-34-49.489746</text:p>
          </table:table-cell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9_10-21-07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9_11-14-00_000.jpg</text:p>
          </table:table-cell>
          <table:table-cell table:style-name="ce1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9_11-14-19_000.jpg</text:p>
          </table:table-cell>
          <table:table-cell table:style-name="ce20" office:value-type="string">
            <text:p>:m :th / アダルトからどうやって脱するか；相手への共感；相手の女の人への</text:p>
          </table:table-cell>
          <table:table-cell table:style-name="ce6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8_19-08-22_000.mp4</text:p>
          </table:table-cell>
          <table:table-cell table:style-name="ce6" office:value-type="string">
            <text:p>:VIDEO / @自室 / 記録 / jap.flute / 演奏、play / f-2020-0428-1 / f-N,k.G♭,notes=D♭;G♭,how-to-name-sounds,score~,memo~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8_19-10-11_000.mp4</text:p>
          </table:table-cell>
          <table:table-cell table:style-name="ce6" office:value-type="string">
            <text:p>:VIDEO / @自室 / 記録 / jap.flute / 演奏、play / f-2020-0428-2 / f-N,k.G♭,for=record-melody,score~,memo~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9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1:50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9T11:50:15.14</dc:date>
    <dc:creator>iwabuchi ken</dc:creator>
    <meta:editing-duration>P19DT22H23M1S</meta:editing-duration>
    <meta:editing-cycles>7867</meta:editing-cycles>
    <meta:document-statistic meta:table-count="1" meta:cell-count="193" meta:object-count="0"/>
  </office:meta>
</office:document-meta>
</file>